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1.626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96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2.08cm"/>
    </style:style>
    <style:style style:name="ro6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6" table:default-cell-style-name="ce15"/>
        <table:table-column table:style-name="co11" table:default-cell-style-name="ce22"/>
        <table:table-column table:style-name="co12" table:default-cell-style-name="ce29"/>
        <table:table-column table:style-name="co11" table:default-cell-style-name="ce29"/>
        <table:table-column table:style-name="co13" table:default-cell-style-name="ce49"/>
        <table:table-column table:style-name="co5" table:number-columns-repeated="1019" table:default-cell-style-name="Default"/>
        <table:table-row table:style-name="ro2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4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3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5">
            <text:p>05/12/11</text:p>
          </table:table-cell>
          <table:table-cell office:value-type="time" office:time-value="PT22H38M00S">
            <text:p>22:38:00</text:p>
          </table:table-cell>
          <table:table-cell office:value-type="time" office:time-value="PT23H50M00S">
            <text:p>23:50:00</text:p>
          </table:table-cell>
          <table:table-cell table:formula="of:=[.D10]-[.C10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6">
            <text:p>06/12/11</text:p>
          </table:table-cell>
          <table:table-cell office:value-type="time" office:time-value="PT19H35M00S">
            <text:p>19:35:00</text:p>
          </table:table-cell>
          <table:table-cell office:value-type="time" office:time-value="PT20H54M00S">
            <text:p>20:54:00</text:p>
          </table:table-cell>
          <table:table-cell table:formula="of:=[.D11]-[.C11]" office:value-type="time" office:time-value="PT01H19M00S">
            <text:p>01:19:00</text:p>
          </table:table-cell>
          <table:table-cell table:number-columns-repeated="1019"/>
        </table:table-row>
        <table:table-row table:style-name="ro3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table:number-columns-repeated="2" office:value-type="time" office:time-value="PT21H55M00S">
            <text:p>21:55:00</text:p>
          </table:table-cell>
          <table:table-cell table:formula="of:=[.D12]-[.C12]" office:value-type="time" office:time-value="PT00H00M00S">
            <text:p>00:00: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09H37M00S">
            <text:p>09:37: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9.61666666666667">
            <text:p>9,616667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5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192.333333333333">
            <text:p>R$ 192,33</text:p>
          </table:table-cell>
          <table:table-cell table:style-name="ce54"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7" table:default-cell-style-name="Default"/>
        <table:table-column table:style-name="co8" table:default-cell-style-name="ce41"/>
        <table:table-column table:style-name="co9" table:default-cell-style-name="Default"/>
        <table:table-column table:style-name="co10" table:default-cell-style-name="Default"/>
        <table:table-row table:style-name="ro6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6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6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6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6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6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lanilha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/12/2011</text:date>, <text:time>22:5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06T22:59:17.88</dc:date>
    <meta:editing-duration>PT8H23M23S</meta:editing-duration>
    <meta:editing-cycles>37</meta:editing-cycles>
    <meta:generator>LibreOffice/3.4$Win32 LibreOffice_project/340m1$Build-12</meta:generator>
    <meta:document-statistic meta:table-count="3" meta:cell-count="126" meta:object-count="0"/>
  </office:meta>
</office:document-meta>
</file>